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ade55" officeooo:paragraph-rsid="000ade55"/>
    </style:style>
    <style:style style:name="P2" style:family="paragraph" style:parent-style-name="Standard">
      <style:text-properties officeooo:rsid="000ade55" officeooo:paragraph-rsid="000b063c"/>
    </style:style>
    <style:style style:name="P3" style:family="paragraph" style:parent-style-name="Standard">
      <style:text-properties officeooo:rsid="000b6825" officeooo:paragraph-rsid="000c0613"/>
    </style:style>
    <style:style style:name="T1" style:family="text">
      <style:text-properties officeooo:rsid="000b063c"/>
    </style:style>
    <style:style style:name="T2" style:family="text">
      <style:text-properties fo:color="#ff0000" officeooo:rsid="000b063c"/>
    </style:style>
    <style:style style:name="T3" style:family="text">
      <style:text-properties officeooo:rsid="000c061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Pulses — кольцевой буфер импульсов. Содержит указатели на импульсы. Длина буфера: BP_len. Буфер удаляется и вновь создается в процедуре Reset. Процедура вызывается каждый раз при нажатии кнопки «Старт».</text:p>
      <text:p text:style-name="P1"/>
      <text:p text:style-name="P1">BEvents — такой же кольцевой буфер событий. Содержит указатели на события. <text:s/>Длина буфера: EV_len. Создается и удаляется так же, как и BPulses.</text:p>
      <text:p text:style-name="P1"/>
      <text:p text:style-name="P2">Буфер BPulses заполняется в процедуре <text:span text:style-name="T1">Decode2/Decode32 с помощью ReadPulses2/ReadPulses32. При достижении числа событий, равного BP_save (~10% от <text:s/></text:span>BP_len, <text:span text:style-name="T1">можно изменять в параметрах) подается сигнал SigEvent, который инициирует заполнение буфера </text:span>Bevents <text:span text:style-name="T1">импульсами, которые на данный момент еще не сгруппированы в события. SigEvent вызывает процедуру Make_Event. (В этот момент надо быть уверенным, что предыдущее исполнение Make_Event уже завершилось — </text:span><text:span text:style-name="T2">это еще не сделано</text:span><text:span text:style-name="T1">).</text:span></text:p>
      <text:p text:style-name="P2"/>
      <text:p text:style-name="P3">Рисование событий происходит в независимом треде trd_handle в EventFrame. <text:span text:style-name="T3">Рисуется предпоследнее событие crs→iEV-1, т. к. последнее может быть еще не полным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opatch  </meta:initial-creator>
    <meta:creation-date>2017-03-12T09:02:39.628214848</meta:creation-date>
    <dc:date>2017-03-12T11:57:45.872050797</dc:date>
    <dc:creator>kopatch  </dc:creator>
    <meta:editing-duration>PT2H39M55S</meta:editing-duration>
    <meta:editing-cycles>4</meta:editing-cycles>
    <meta:generator>LibreOffice/5.0.3.2$Linux_X86_64 LibreOffice_project/00m0$Build-2</meta:generator>
    <meta:document-statistic meta:table-count="0" meta:image-count="0" meta:object-count="0" meta:page-count="1" meta:paragraph-count="4" meta:word-count="129" meta:character-count="977" meta:non-whitespace-character-count="847"/>
  </office:meta>
</office:document-meta>
</file>